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/>
    </style:style>
    <style:style style:name="P14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Footer">
      <style:text-properties style:font-name="Arial" fo:font-size="10pt" style:font-size-asian="10pt" style:font-size-complex="10pt"/>
    </style:style>
    <style:style style:name="P16" style:family="paragraph" style:parent-style-name="Frame_20_contents">
      <style:paragraph-properties fo:text-align="center" style:justify-single-word="false"/>
      <style:text-properties style:font-name="Arial"/>
    </style:style>
    <style:style style:name="P17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fo:font-weight="bold" style:font-size-asian="7pt" style:font-weight-asian="bold" style:font-size-complex="8pt" style:font-weight-complex="bold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5.7098in" svg:y="0.4102in" svg:width="1.9701in" draw:z-index="0">
        <draw:text-box fo:min-height="1.7075in">
          <text:p text:style-name="P13">Nomor Tiket</text:p>
          <text:p text:style-name="P13"><text:span text:style-name="T2">{nomor_tiket}<text:line-break/></text:span><text:span text:style-name="T4"><text:line-break/></text:span>Diterima</text:p>
          <text:p text:style-name="P14">{tanggal_diterima}</text:p>
          <text:p text:style-name="P13"><text:span text:style-name="T3"><text:line-break/></text:span>Dikembalikan</text:p>
          <text:p text:style-name="P14">{tanggal_dikembalikan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4"/>
      <text:p text:style-name="P12">TANDA TERIMA</text:p>
      <text:p text:style-name="P10">PENGEMBALIAN BERKAS REVISI ANGGARAN</text:p>
      <text:p text:style-name="P10"/>
      <text:p text:style-name="P7">Nomor Surat Usulan<text:tab/>: {nomor_surat_usulan}</text:p>
      <text:p text:style-name="P7">Tanggal Surat Usulan<text:tab/>: {tanggal_surat_usulan}</text:p>
      <text:p text:style-name="P7"/>
      <text:p text:style-name="P11">Informasi Unit Pengusul</text:p>
      <text:p text:style-name="P7">Nama K/L<text:tab/>: {nama_kl}</text:p>
      <text:p text:style-name="P7">Eselon I<text:tab/>: {nama_unit}</text:p>
      <text:p text:style-name="P7">Nama Petugas<text:tab/>: {nama_petugas}</text:p>
      <text:p text:style-name="P7">NIP<text:tab/>: {nip}</text:p>
      <text:p text:style-name="P7">Jabatan<text:tab/>: {jabatan}</text:p>
      <text:p text:style-name="P7">No. HP<text:tab/>: {no_hp}</text:p>
      <text:p text:style-name="P7">Telp. Kantor<text:tab/>: {tlp_kantor}</text:p>
      <text:p text:style-name="P7">email<text:tab/>: {email}</text:p>
      <text:p text:style-name="P7"/>
      <text:p text:style-name="P11">Catatan pengembalian dokumen</text:p>
      <text:p text:style-name="P7">{catatan_pengembalian_dokumen}</text:p>
      <text:p text:style-name="P7"/>
      <text:p text:style-name="P7"/>
      <text:p text:style-name="P8"><text:tab/><text:tab/>Jakarta, {tanggal_sekarang}</text:p>
      <text:p text:style-name="P8"><text:tab/><text:tab/>Penyelia</text:p>
      <text:p text:style-name="P8"/>
      <text:p text:style-name="P8"/>
      <text:p text:style-name="P8"><text:tab/><text:tab/>…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selengkapnya tentang pengembalian berkas </text:p>
        <text:p text:style-name="MP2">dokumen revisi anggaran ini dapat menghubungi Call Center DJA </text:p>
        <text:p text:style-name="MP2">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57M8S</meta:editing-duration>
    <meta:editing-cycles>18</meta:editing-cycles>
    <meta:generator>LibreOffice/3.4$Win32 LibreOffice_project/340m1$Build-402</meta:generator>
    <dc:date>2012-02-01T13:31:46.08</dc:date>
    <meta:document-statistic meta:table-count="0" meta:image-count="0" meta:object-count="0" meta:page-count="1" meta:paragraph-count="33" meta:word-count="102" meta:character-count="877" meta:non-whitespace-character-count="795"/>
  </office:meta>
</office:document-meta>
</file>